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4f75" officeooo:paragraph-rsid="000b4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 beautifu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3T14:46:15.739000000</dc:date>
    <meta:editing-duration>PT1H9M50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1.0.3$Windows_X86_64 LibreOffice_project/f6099ecf3d29644b5008cc8f48f42f4a40986e4c</meta:generator>
  </office:meta>
</office:document-meta>
</file>